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92436" svg:stroke-opacity="50%" draw:stroke-linejoin="miter" svg:stroke-linecap="butt" draw:fill="solid" draw:fill-color="#092436" draw:opacity="50%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4c2604" svg:stroke-opacity="50%" draw:stroke-linejoin="miter" svg:stroke-linecap="butt" draw:fill="solid" draw:fill-color="#4c2604" draw:opacity="5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d300d" svg:stroke-opacity="50%" draw:stroke-linejoin="miter" svg:stroke-linecap="butt" draw:fill="solid" draw:fill-color="#0d300d" draw:opacity="50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400c0c" svg:stroke-opacity="50%" draw:stroke-linejoin="miter" svg:stroke-linecap="butt" draw:fill="solid" draw:fill-color="#400c0c" draw:opacity="50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2c1f39" svg:stroke-opacity="50%" draw:stroke-linejoin="miter" svg:stroke-linecap="butt" draw:fill="solid" draw:fill-color="#2c1f39" draw:opacity="50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2a1a16" svg:stroke-opacity="50%" draw:stroke-linejoin="miter" svg:stroke-linecap="butt" draw:fill="solid" draw:fill-color="#2a1a16" draw:opacity="50%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1f77b4"/>
    </style:style>
    <style:style style:name="gr8" style:family="graphic" style:parent-style-name="standard">
      <style:graphic-properties draw:stroke="none" draw:fill="solid" draw:fill-color="#ff7f0e"/>
    </style:style>
    <style:style style:name="gr9" style:family="graphic" style:parent-style-name="standard">
      <style:graphic-properties draw:stroke="none" draw:fill="solid" draw:fill-color="#2ca02c"/>
    </style:style>
    <style:style style:name="gr10" style:family="graphic" style:parent-style-name="standard">
      <style:graphic-properties draw:stroke="none" draw:fill="solid" draw:fill-color="#d62728"/>
    </style:style>
    <style:style style:name="gr11" style:family="graphic" style:parent-style-name="standard">
      <style:graphic-properties draw:stroke="none" draw:fill="solid" draw:fill-color="#9467bd"/>
    </style:style>
    <style:style style:name="gr12" style:family="graphic" style:parent-style-name="standard">
      <style:graphic-properties draw:stroke="none" draw:fill="solid" draw:fill-color="#8c564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0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4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7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755cm" fo:padding-top="0cm" fo:padding-bottom="0cm" fo:padding-left="0cm" fo:padding-right="0cm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width="0.018cm" svg:stroke-color="#1d395c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solid" draw:fill-color="#092436" draw:opacity="50%"/>
    </style:style>
    <style:style style:name="P2" style:family="paragraph">
      <loext:graphic-properties draw:fill="solid" draw:fill-color="#4c2604" draw:opacity="50%"/>
    </style:style>
    <style:style style:name="P3" style:family="paragraph">
      <loext:graphic-properties draw:fill="solid" draw:fill-color="#0d300d" draw:opacity="50%"/>
    </style:style>
    <style:style style:name="P4" style:family="paragraph">
      <loext:graphic-properties draw:fill="solid" draw:fill-color="#400c0c" draw:opacity="50%"/>
    </style:style>
    <style:style style:name="P5" style:family="paragraph">
      <loext:graphic-properties draw:fill="solid" draw:fill-color="#2c1f39" draw:opacity="50%"/>
    </style:style>
    <style:style style:name="P6" style:family="paragraph">
      <loext:graphic-properties draw:fill="solid" draw:fill-color="#2a1a16" draw:opacity="50%"/>
    </style:style>
    <style:style style:name="P7" style:family="paragraph">
      <loext:graphic-properties draw:fill="solid" draw:fill-color="#1f77b4"/>
    </style:style>
    <style:style style:name="P8" style:family="paragraph">
      <loext:graphic-properties draw:fill="solid" draw:fill-color="#ff7f0e"/>
    </style:style>
    <style:style style:name="P9" style:family="paragraph">
      <loext:graphic-properties draw:fill="solid" draw:fill-color="#2ca02c"/>
    </style:style>
    <style:style style:name="P10" style:family="paragraph">
      <loext:graphic-properties draw:fill="solid" draw:fill-color="#d62728"/>
    </style:style>
    <style:style style:name="P11" style:family="paragraph">
      <loext:graphic-properties draw:fill="solid" draw:fill-color="#9467bd"/>
    </style:style>
    <style:style style:name="P12" style:family="paragraph">
      <loext:graphic-properties draw:fill="solid" draw:fill-color="#8c564b"/>
    </style:style>
    <style:style style:name="P13" style:family="paragraph">
      <style:paragraph-properties fo:text-align="start" style:writing-mode="lr-tb"/>
      <style:text-properties style:font-name="Liberation Serif" fo:font-size="8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5" style:family="paragraph">
      <loext:graphic-properties draw:fill="solid" draw:fill-color="#092436" draw:opacity="50%"/>
      <style:text-properties style:font-name="Liberation Serif" fo:font-size="8pt"/>
    </style:style>
    <style:style style:name="P16" style:family="paragraph">
      <loext:graphic-properties draw:fill="solid" draw:fill-color="#4c2604" draw:opacity="50%"/>
      <style:text-properties style:font-name="Liberation Serif" fo:font-size="8pt"/>
    </style:style>
    <style:style style:name="P17" style:family="paragraph">
      <loext:graphic-properties draw:fill="solid" draw:fill-color="#0d300d" draw:opacity="50%"/>
      <style:text-properties style:font-name="Liberation Serif" fo:font-size="8pt"/>
    </style:style>
    <style:style style:name="P18" style:family="paragraph">
      <loext:graphic-properties draw:fill="solid" draw:fill-color="#400c0c" draw:opacity="50%"/>
      <style:text-properties style:font-name="Liberation Serif" fo:font-size="8pt"/>
    </style:style>
    <style:style style:name="P19" style:family="paragraph">
      <loext:graphic-properties draw:fill="solid" draw:fill-color="#2c1f39" draw:opacity="50%"/>
      <style:text-properties style:font-name="Liberation Serif" fo:font-size="8pt"/>
    </style:style>
    <style:style style:name="P20" style:family="paragraph">
      <loext:graphic-properties draw:fill="solid" draw:fill-color="#2a1a16" draw:opacity="50%"/>
      <style:text-properties style:font-name="Liberation Serif" fo:font-size="8pt"/>
    </style:style>
    <style:style style:name="P21" style:family="paragraph">
      <loext:graphic-properties draw:fill="solid" draw:fill-color="#1f77b4"/>
      <style:text-properties style:font-name="Liberation Serif" fo:font-size="8pt"/>
    </style:style>
    <style:style style:name="P22" style:family="paragraph">
      <loext:graphic-properties draw:fill="solid" draw:fill-color="#ff7f0e"/>
      <style:text-properties style:font-name="Liberation Serif" fo:font-size="8pt"/>
    </style:style>
    <style:style style:name="P23" style:family="paragraph">
      <loext:graphic-properties draw:fill="solid" draw:fill-color="#2ca02c"/>
      <style:text-properties style:font-name="Liberation Serif" fo:font-size="8pt"/>
    </style:style>
    <style:style style:name="P24" style:family="paragraph">
      <loext:graphic-properties draw:fill="solid" draw:fill-color="#d62728"/>
      <style:text-properties style:font-name="Liberation Serif" fo:font-size="8pt"/>
    </style:style>
    <style:style style:name="P25" style:family="paragraph">
      <loext:graphic-properties draw:fill="solid" draw:fill-color="#9467bd"/>
      <style:text-properties style:font-name="Liberation Serif" fo:font-size="8pt"/>
    </style:style>
    <style:style style:name="P26" style:family="paragraph">
      <loext:graphic-properties draw:fill="solid" draw:fill-color="#8c564b"/>
      <style:text-properties style:font-name="Liberation Serif" fo:font-size="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style:font-name="Liberation Serif" fo:font-size="8pt" fo:text-shadow="1pt 1pt" fo:font-weight="bold"/>
    </style:style>
    <style:style style:name="P29" style:family="paragraph">
      <loext:graphic-properties draw:fill="none" draw:fill-color="#ffffff"/>
      <style:text-properties style:font-name="Liberation Serif" fo:font-size="8pt" fo:text-shadow="1pt 1pt" fo:font-weight="bold"/>
    </style:style>
    <style:style style:name="T1" style:family="text">
      <style:text-properties fo:color="#000000" style:font-name="Liberation Serif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071cm" svg:height="1.15cm" svg:x="1.122cm" svg:y="0.52cm" svg:viewBox="0 0 1072 1151" svg:d="M1072 0c-232 0-458 70-649 201s-339 316-423 532l1072 418z">
          <text:p/>
        </draw:path>
        <draw:path draw:style-name="gr2" draw:text-style-name="P2" draw:layer="layout" svg:width="1.15cm" svg:height="1.561cm" svg:x="1.044cm" svg:y="1.252cm" svg:viewBox="0 0 1151 1562" svg:d="M79 0c-64 164-90 341-75 517s71 346 163 497c91 151 216 279 365 374s318 154 493 174l126-1144z">
          <text:p/>
        </draw:path>
        <draw:path draw:style-name="gr3" draw:text-style-name="P3" draw:layer="layout" svg:width="0.556cm" svg:height="1.15cm" svg:x="2.068cm" svg:y="1.67cm" svg:viewBox="0 0 557 1151" svg:d="M0 1144c94 10 189 9 283-4s186-38 274-73l-431-1067z">
          <text:p/>
        </draw:path>
        <draw:path draw:style-name="gr4" draw:text-style-name="P4" draw:layer="layout" svg:width="1.15cm" svg:height="2.033cm" svg:x="2.194cm" svg:y="0.703cm" svg:viewBox="0 0 1151 2034" svg:d="M431 2034c196-79 366-210 492-379s203-370 223-580c19-210-19-421-112-611-92-189-235-350-412-464l-622 968z">
          <text:p/>
        </draw:path>
        <draw:path draw:style-name="gr5" draw:text-style-name="P5" draw:layer="layout" svg:width="0.621cm" svg:height="1.149cm" svg:x="2.194cm" svg:y="0.52cm" svg:viewBox="0 0 622 1150" svg:d="M622 183c-91-59-190-104-294-135s-212-47-320-48l-8 1150z">
          <text:p/>
        </draw:path>
        <draw:path draw:style-name="gr6" draw:text-style-name="P6" draw:layer="layout" svg:width="0.007cm" svg:height="1.15cm" svg:x="2.194cm" svg:y="0.52cm" svg:viewBox="0 0 8 1151" svg:d="M8 0c-1 0-3 0-4 0s-3 0-4 0v1151z">
          <text:p/>
        </draw:path>
        <draw:path draw:style-name="gr7" draw:text-style-name="P7" draw:layer="layout" svg:width="1.071cm" svg:height="1.15cm" svg:x="1.145cm" svg:y="0.497cm" svg:viewBox="0 0 1072 1151" svg:d="M1072 0c-232 0-458 70-649 201s-339 316-423 531l1072 419z">
          <text:p/>
        </draw:path>
        <draw:path draw:style-name="gr8" draw:text-style-name="P8" draw:layer="layout" svg:width="1.15cm" svg:height="1.561cm" svg:x="1.067cm" svg:y="1.229cm" svg:viewBox="0 0 1151 1562" svg:d="M78 0c-63 165-89 342-74 518 15 175 71 345 163 496 91 152 216 280 365 375 149 94 318 154 493 173l126-1144z">
          <text:p/>
        </draw:path>
        <draw:path draw:style-name="gr9" draw:text-style-name="P9" draw:layer="layout" svg:width="0.556cm" svg:height="1.15cm" svg:x="2.091cm" svg:y="1.647cm" svg:viewBox="0 0 557 1151" svg:d="M0 1144c94 10 189 9 283-4s186-38 274-73l-431-1067z">
          <text:p/>
        </draw:path>
        <draw:path draw:style-name="gr10" draw:text-style-name="P10" draw:layer="layout" svg:width="1.15cm" svg:height="2.033cm" svg:x="2.217cm" svg:y="0.68cm" svg:viewBox="0 0 1151 2034" svg:d="M431 2034c196-79 366-210 492-379s203-370 223-580c19-210-19-421-111-611-93-189-236-350-413-464l-622 968z">
          <text:p/>
        </draw:path>
        <draw:path draw:style-name="gr11" draw:text-style-name="P11" draw:layer="layout" svg:width="0.621cm" svg:height="1.15cm" svg:x="2.217cm" svg:y="0.497cm" svg:viewBox="0 0 622 1151" svg:d="M622 183c-91-59-190-104-294-135s-212-47-320-48l-8 1151z">
          <text:p/>
        </draw:path>
        <draw:path draw:style-name="gr12" draw:text-style-name="P12" draw:layer="layout" svg:width="0.007cm" svg:height="1.15cm" svg:x="2.217cm" svg:y="0.497cm" svg:viewBox="0 0 8 1151" svg:d="M8 0c-1 0-2 0-4 0-1 0-2 0-4 0v1151z">
          <text:p/>
        </draw:path>
        <draw:frame draw:style-name="gr13" draw:text-style-name="P14" draw:layer="layout" svg:width="1.16cm" svg:height="0.627cm" svg:x="0.34cm" svg:y="0.467cm">
          <draw:text-box>
            <text:p text:style-name="P13"><text:span text:style-name="T1">Clocks</text:span></text:p>
            <text:p text:style-name="P13"><text:span text:style-name="T1">19.1%</text:span></text:p>
          </draw:text-box>
        </draw:frame>
        <draw:frame draw:style-name="gr14" draw:text-style-name="P14" draw:layer="layout" svg:width="1.069cm" svg:height="0.627cm" svg:x="0.44cm" svg:y="2.28cm">
          <draw:text-box>
            <text:p text:style-name="P13"><text:span text:style-name="T1">Logic</text:span></text:p>
            <text:p text:style-name="P13"><text:span text:style-name="T1">29.2%</text:span></text:p>
          </draw:text-box>
        </draw:frame>
        <draw:frame draw:style-name="gr15" draw:text-style-name="P14" draw:layer="layout" svg:width="0.599cm" svg:height="0.627cm" svg:x="3.169cm" svg:y="2.421cm">
          <draw:text-box>
            <text:p text:style-name="P13"><text:span text:style-name="T1">DSP</text:span></text:p>
            <text:p text:style-name="P13"><text:span text:style-name="T1">7.9%</text:span></text:p>
          </draw:text-box>
        </draw:frame>
        <draw:frame draw:style-name="gr16" draw:text-style-name="P14" draw:layer="layout" svg:width="0.972cm" svg:height="0.635cm" svg:x="3.492cm" svg:y="1.27cm">
          <draw:text-box>
            <text:p text:style-name="P13"><text:span text:style-name="T1">Dat</text:span><text:span text:style-name="T1">a</text:span></text:p>
            <text:p text:style-name="P13"><text:span text:style-name="T1">34.</text:span><text:span text:style-name="T1">8%</text:span></text:p>
          </draw:text-box>
        </draw:frame>
        <draw:frame draw:style-name="gr17" draw:text-style-name="P14" draw:layer="layout" svg:width="0.84cm" svg:height="0.627cm" svg:x="3.221cm" svg:y="0.248cm">
          <draw:text-box>
            <text:p text:style-name="P13"><text:span text:style-name="T1">BRA</text:span><text:span text:style-name="T1">M</text:span></text:p>
            <text:p text:style-name="P13"><text:span text:style-name="T1">9.0%</text:span></text:p>
          </draw:text-box>
        </draw:frame>
        <draw:frame draw:style-name="gr18" draw:text-style-name="P14" draw:layer="layout" svg:width="1.048cm" svg:height="0.314cm" svg:x="1.8cm" svg:y="0.067cm">
          <draw:text-box>
            <text:p text:style-name="P13"><text:span text:style-name="T1">I/O </text:span><text:span text:style-name="T1">0.1%</text:span></text:p>
          </draw:text-box>
        </draw:frame>
        <draw:path draw:style-name="gr1" draw:text-style-name="P15" draw:layer="layout" svg:width="1.155cm" svg:height="1.157cm" svg:x="5.489cm" svg:y="0.515cm" svg:viewBox="0 0 1156 1158" svg:d="M1156 0c-297 0-583 114-798 319s-343 484-358 781l1156 58z">
          <text:p/>
        </draw:path>
        <draw:path draw:style-name="gr2" draw:text-style-name="P16" draw:layer="layout" svg:width="1.867cm" svg:height="1.214cm" svg:x="5.488cm" svg:y="1.614cm" svg:viewBox="0 0 1868 1215" svg:d="M1 0c-11 221 42 441 152 633 110 193 273 349 470 451 196 103 418 146 639 126 220-19 431-102 606-238l-711-914z">
          <text:p/>
        </draw:path>
        <draw:path draw:style-name="gr3" draw:text-style-name="P17" draw:layer="layout" svg:width="1.09cm" svg:height="0.913cm" svg:x="6.645cm" svg:y="1.672cm" svg:viewBox="0 0 1091 914" svg:d="M710 914c87-67 164-147 229-236 64-90 116-188 152-292l-1091-386z">
          <text:p/>
        </draw:path>
        <draw:path draw:style-name="gr4" draw:text-style-name="P18" draw:layer="layout" svg:width="1.157cm" svg:height="1.353cm" svg:x="6.645cm" svg:y="0.704cm" svg:viewBox="0 0 1158 1354" svg:d="M1091 1354c87-244 89-511 6-756-83-246-246-456-463-598l-634 968z">
          <text:p/>
        </draw:path>
        <draw:path draw:style-name="gr5" draw:text-style-name="P19" draw:layer="layout" svg:width="0.633cm" svg:height="1.157cm" svg:x="6.645cm" svg:y="0.515cm" svg:viewBox="0 0 634 1158" svg:d="M634 189c-92-60-192-107-298-139-105-32-215-49-325-50l-11 1158z">
          <text:p/>
        </draw:path>
        <draw:path draw:style-name="gr6" draw:text-style-name="P20" draw:layer="layout" svg:width="0.01cm" svg:height="1.157cm" svg:x="6.645cm" svg:y="0.515cm" svg:viewBox="0 0 11 1158" svg:d="M11 0c-2 0-4 0-6 0-1 0-3 0-5 0v1158z">
          <text:p/>
        </draw:path>
        <draw:path draw:style-name="gr7" draw:text-style-name="P21" draw:layer="layout" svg:width="1.155cm" svg:height="1.157cm" svg:x="5.513cm" svg:y="0.492cm" svg:viewBox="0 0 1156 1158" svg:d="M1156 0c-297 0-583 115-798 319-215 205-343 484-358 781l1156 58z">
          <text:p/>
        </draw:path>
        <draw:path draw:style-name="gr8" draw:text-style-name="P22" draw:layer="layout" svg:width="1.867cm" svg:height="1.214cm" svg:x="5.512cm" svg:y="1.591cm" svg:viewBox="0 0 1868 1215" svg:d="M1 0c-11 221 42 441 152 633 110 193 274 349 470 452 196 102 418 146 639 125 220-19 431-102 606-238l-711-914z">
          <text:p/>
        </draw:path>
        <draw:path draw:style-name="gr9" draw:text-style-name="P23" draw:layer="layout" svg:width="1.09cm" svg:height="0.913cm" svg:x="6.669cm" svg:y="1.649cm" svg:viewBox="0 0 1091 914" svg:d="M710 914c87-68 164-147 229-237 64-89 116-188 152-291l-1091-386z">
          <text:p/>
        </draw:path>
        <draw:path draw:style-name="gr10" draw:text-style-name="P24" draw:layer="layout" svg:width="1.157cm" svg:height="1.353cm" svg:x="6.669cm" svg:y="0.681cm" svg:viewBox="0 0 1158 1354" svg:d="M1091 1354c87-244 89-510 6-756-83-245-246-456-463-598l-634 968z">
          <text:p/>
        </draw:path>
        <draw:path draw:style-name="gr11" draw:text-style-name="P25" draw:layer="layout" svg:width="0.633cm" svg:height="1.157cm" svg:x="6.669cm" svg:y="0.492cm" svg:viewBox="0 0 634 1158" svg:d="M634 189c-92-60-193-107-298-139s-215-49-325-50l-11 1158z">
          <text:p/>
        </draw:path>
        <draw:path draw:style-name="gr12" draw:text-style-name="P26" draw:layer="layout" svg:width="0.01cm" svg:height="1.157cm" svg:x="6.669cm" svg:y="0.492cm" svg:viewBox="0 0 11 1158" svg:d="M11 0c-2 0-4 0-6 0-1 0-3 0-5 0v1158z">
          <text:p/>
        </draw:path>
        <draw:line draw:style-name="gr19" draw:text-style-name="P27" draw:layer="layout" svg:x1="-0.254cm" svg:y1="1.647cm" svg:x2="10.033cm" svg:y2="1.647cm">
          <text:p/>
        </draw:line>
        <draw:line draw:style-name="gr19" draw:text-style-name="P27" draw:layer="layout" svg:x1="4.455cm" svg:y1="-1.651cm" svg:x2="4.455cm" svg:y2="4.952cm">
          <text:p/>
        </draw:line>
        <draw:line draw:style-name="gr19" draw:text-style-name="P27" draw:layer="layout" svg:x1="2.217cm" svg:y1="-1.651cm" svg:x2="2.217cm" svg:y2="4.952cm">
          <text:p/>
        </draw:line>
        <draw:line draw:style-name="gr19" draw:text-style-name="P27" draw:layer="layout" svg:x1="6.668cm" svg:y1="-1.651cm" svg:x2="6.668cm" svg:y2="4.952cm">
          <text:p/>
        </draw:line>
        <draw:frame draw:style-name="gr13" draw:text-style-name="P14" draw:layer="layout" svg:width="1.16cm" svg:height="0.627cm" svg:x="4.792cm" svg:y="0.467cm">
          <draw:text-box>
            <text:p text:style-name="P13"><text:span text:style-name="T1">Clocks</text:span></text:p>
            <text:p text:style-name="P13"><text:span text:style-name="T2">24.2%</text:span></text:p>
          </draw:text-box>
        </draw:frame>
        <draw:frame draw:style-name="gr14" draw:text-style-name="P14" draw:layer="layout" svg:width="1.069cm" svg:height="0.627cm" svg:x="4.892cm" svg:y="2.28cm">
          <draw:text-box>
            <text:p text:style-name="P13"><text:span text:style-name="T1">Logic</text:span></text:p>
            <text:p text:style-name="P13"><text:span text:style-name="T1">36.3%</text:span></text:p>
          </draw:text-box>
        </draw:frame>
        <draw:frame draw:style-name="gr15" draw:text-style-name="P14" draw:layer="layout" svg:width="0.599cm" svg:height="0.627cm" svg:x="7.621cm" svg:y="2.421cm">
          <draw:text-box>
            <text:p text:style-name="P13"><text:span text:style-name="T1">D</text:span><text:span text:style-name="T1">S</text:span><text:span text:style-name="T1">P</text:span></text:p>
            <text:p text:style-name="P13"><text:span text:style-name="T1">9</text:span><text:span text:style-name="T1">.</text:span><text:span text:style-name="T1">1</text:span><text:span text:style-name="T1">%</text:span></text:p>
          </draw:text-box>
        </draw:frame>
        <draw:frame draw:style-name="gr16" draw:text-style-name="P14" draw:layer="layout" svg:width="0.972cm" svg:height="0.635cm" svg:x="7.944cm" svg:y="1.27cm">
          <draw:text-box>
            <text:p text:style-name="P13"><text:span text:style-name="T1">D</text:span><text:span text:style-name="T1">a</text:span><text:span text:style-name="T1">t</text:span><text:span text:style-name="T1">a</text:span></text:p>
            <text:p text:style-name="P13"><text:span text:style-name="T1">2</text:span><text:span text:style-name="T1">1</text:span><text:span text:style-name="T1">.</text:span><text:span text:style-name="T1">2</text:span><text:span text:style-name="T1">%</text:span></text:p>
          </draw:text-box>
        </draw:frame>
        <draw:frame draw:style-name="gr17" draw:text-style-name="P14" draw:layer="layout" svg:width="0.84cm" svg:height="0.627cm" svg:x="7.673cm" svg:y="0.248cm">
          <draw:text-box>
            <text:p text:style-name="P13"><text:span text:style-name="T1">BRA</text:span><text:span text:style-name="T1">M</text:span></text:p>
            <text:p text:style-name="P13"><text:span text:style-name="T1">9.1</text:span><text:span text:style-name="T1">%</text:span></text:p>
          </draw:text-box>
        </draw:frame>
        <draw:frame draw:style-name="gr18" draw:text-style-name="P14" draw:layer="layout" svg:width="1.048cm" svg:height="0.314cm" svg:x="6.252cm" svg:y="0.067cm">
          <draw:text-box>
            <text:p text:style-name="P13"><text:span text:style-name="T1">I/O </text:span><text:span text:style-name="T1">0.1%</text:span></text:p>
          </draw:text-box>
        </draw:frame>
        <draw:frame draw:style-name="gr20" draw:text-style-name="P29" draw:layer="layout" svg:width="0.239cm" svg:height="0.314cm" svg:x="0.033cm" svg:y="0.038cm">
          <draw:text-box>
            <text:p text:style-name="P28">a)</text:p>
          </draw:text-box>
        </draw:frame>
        <draw:frame draw:style-name="gr20" draw:text-style-name="P29" draw:layer="layout" svg:width="0.252cm" svg:height="0.314cm" svg:x="4.5cm" svg:y="0.044cm">
          <draw:text-box>
            <text:p text:style-name="P28">b)</text:p>
          </draw:text-box>
        </draw:frame>
        <draw:polyline draw:style-name="gr21" draw:text-style-name="P27" draw:layer="layout" svg:width="0.761cm" svg:height="0.126cm" draw:transform="rotate (-3.14159265358979) translate (3.048cm 2.667cm)" svg:viewBox="0 0 762 127" draw:points="0,0 610,0 762,127">
          <text:p/>
        </draw:polyline>
        <draw:polyline draw:style-name="gr21" draw:text-style-name="P27" draw:layer="layout" svg:width="0.761cm" svg:height="0.253cm" draw:transform="rotate (-3.14159265358979) translate (3.175cm 0.762cm)" svg:viewBox="0 0 762 254" draw:points="0,254 508,254 762,0">
          <text:p/>
        </draw:polyline>
        <draw:polyline draw:style-name="gr21" draw:text-style-name="P27" draw:layer="layout" svg:width="0.761cm" svg:height="0.253cm" draw:transform="rotate (-3.14159265358979) translate (7.621cm 0.762cm)" svg:viewBox="0 0 762 254" draw:points="0,254 508,254 762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31T01:44:08.324536932</dc:date>
    <meta:editing-duration>P1DT36M49S</meta:editing-duration>
    <meta:editing-cycles>29</meta:editing-cycles>
    <meta:generator>LibreOffice/6.0.7.3$Linux_X86_64 LibreOffice_project/00m0$Build-3</meta:generator>
    <meta:document-statistic meta:object-count="45"/>
  </office:meta>
</office:document-meta>
</file>